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fo:font-weight="normal" officeooo:rsid="009fda7f" officeooo:paragraph-rsid="001bdcf9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50%"/>
      <style:text-properties style:font-name="Ubuntu" fo:font-size="14pt" fo:font-weight="normal" officeooo:rsid="007328ac" officeooo:paragraph-rsid="001bdcf9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/>
      <style:text-properties style:font-name="Ubuntu" fo:font-size="14pt" fo:font-weight="normal" officeooo:rsid="0073afbe" officeooo:paragraph-rsid="001bdcf9" style:font-size-asian="14pt" style:font-weight-asian="normal" style:font-size-complex="14pt" style:font-weight-complex="normal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Standard">
      <style:paragraph-properties fo:line-height="150%"/>
      <style:text-properties style:font-name="Ubuntu" fo:font-size="14pt" fo:font-weight="normal" officeooo:rsid="007328ac" officeooo:paragraph-rsid="001bdcf9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/>
      <style:text-properties style:font-name="Ubuntu" fo:font-size="14pt" officeooo:rsid="001d603a" officeooo:paragraph-rsid="001d603a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d8ff8" officeooo:paragraph-rsid="001d8ff8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bdcf9" style:font-size-asian="14pt" style:font-size-complex="14pt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73afbe" fo:background-color="#dddddd" loext:char-shading-value="0"/>
    </style:style>
    <style:style style:name="T3" style:family="text">
      <style:text-properties fo:background-color="#dddddd" loext:char-shading-value="0"/>
    </style:style>
    <style:style style:name="T4" style:family="text">
      <style:text-properties officeooo:rsid="0073afbe"/>
    </style:style>
    <style:style style:name="T5" style:family="text">
      <style:text-properties officeooo:rsid="00a0771c"/>
    </style:style>
    <style:style style:name="T6" style:family="text">
      <style:text-properties officeooo:rsid="001d8f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Flags</text:h>
      <text:p text:style-name="P2">Os modificadores são responsaveis por incrementar, dando ou tirando possibilidades e modificando os regex. Esses modificadores ficam depois da barra que representam o final da expressão regular.</text:p>
      <text:p text:style-name="P2"/>
      <text:p text:style-name="P2"><text:span text:style-name="T2">g </text:span><text:span text:style-name="T4"><text:s/>→ Localiza globalmente - (</text:span><text:span text:style-name="T5">flag</text:span><text:span text:style-name="T4"> global)</text:span></text:p>
      <text:p text:style-name="P3"><text:span text:style-name="T1">m </text:span><text:s/>→ Localiza mais de uma ocorrencia - (<text:span text:style-name="T5">flag</text:span> multline)</text:p>
      <text:p text:style-name="P1"><text:span text:style-name="T1">i </text:span><text:s/>→ Desabilita minusculas e maiusuculas (case sensitive)</text:p>
      <text:p text:style-name="P6"><text:span text:style-name="T3">s </text:span><text:s/>→ Permite que um ponto . corresponda ao caractere de nova linha</text:p>
      <text:p text:style-name="P6"><text:span text:style-name="T3">u </text:span><text:s/>→ <text:span text:style-name="T6">Ativa o suporte para unicode</text:span></text:p>
      <text:p text:style-name="P7"><text:span text:style-name="T3">y </text:span><text:s/>→ Busca na posição exata no texto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07:27:15.412587463</meta:creation-date>
    <dc:date>2022-12-12T08:56:44.525390890</dc:date>
    <meta:editing-duration>PT5M3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81" meta:character-count="486" meta:non-whitespace-character-count="407"/>
  </office:meta>
</office:document-meta>
</file>